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811cm" svg:stroke-color="#cc0000" draw:marker-start="Arrow" draw:marker-start-width="1.51cm" draw:marker-end="Arrow" draw:marker-end-width="1.51cm" draw:fill="none" draw:textarea-vertical-align="middle" fo:padding-top="0.524cm" fo:padding-bottom="0.524cm" fo:padding-left="0.649cm" fo:padding-right="0.649cm"/>
    </style:style>
    <style:style style:name="gr2" style:family="graphic" style:parent-style-name="standard">
      <style:graphic-properties draw:stroke="none" svg:stroke-color="#000000" draw:fill="none" draw:fill-color="#ffffff" fo:min-height="2.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ff0000" style:font-name="Ubuntu" fo:font-size="96pt" style:font-size-asian="96pt" style:font-size-complex="96pt"/>
    </style:style>
    <style:style style:name="P3" style:family="paragraph">
      <loext:graphic-properties draw:fill="none" draw:fill-color="#ffffff"/>
      <style:text-properties fo:color="#ff0000" style:font-name="Ubuntu" fo:font-size="96pt" style:font-size-asian="96pt" style:font-size-complex="96pt"/>
    </style:style>
    <style:style style:name="T1" style:family="text">
      <style:text-properties fo:color="#ff0000" style:font-name="Ubuntu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2.857cm" svg:y1="8.544cm" svg:x2="18.144cm" svg:y2="18.8cm" svg:d="M2857 8544h7644v10256h7643" svg:viewBox="0 0 15288 10257">
          <text:p/>
        </draw:connector>
        <draw:frame draw:style-name="gr2" draw:text-style-name="P3" draw:layer="layout" svg:width="7cm" svg:height="4.048cm" svg:x="2.9cm" svg:y="11.6cm">
          <draw:text-box>
            <text:p text:style-name="P2"><text:span text:style-name="T1">SV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6T12:42:23.134692676</meta:creation-date>
    <dc:date>2017-02-26T13:35:52.195888404</dc:date>
    <meta:editing-duration>PT43M19S</meta:editing-duration>
    <meta:editing-cycles>1</meta:editing-cycles>
    <meta:document-statistic meta:object-count="2"/>
    <meta:generator>LibreOffice/5.1.6.2$Linux_X86_64 LibreOffice_project/10m0$Build-2</meta:generator>
  </office:meta>
</office:document-meta>
</file>